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889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gradient-name="Bl_5f_Gr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143cm"/>
    </style:style>
    <style:style style:name="gr7" style:family="graphic" style:parent-style-name="standard">
      <style:graphic-properties draw:stroke="none" svg:stroke-color="#000000" draw:fill="none" draw:fill-color="#ffffff" fo:min-height="0.762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text-align="center"/>
      <style:text-properties fo:color="#ffffff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5.924cm" svg:x="1cm" svg:y="5.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9cm" svg:height="1.397cm" svg:x="1cm" svg:y="1.027cm">
          <text:p text:style-name="P1">ONLINE CONTROL &amp; MONITOR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715cm" svg:height="1.139cm" svg:x="1.651cm" svg:y="3.286cm">
          <draw:text-box>
            <text:p text:style-name="P2"><text:span text:style-name="T1">CREATE USER</text:span></text:p>
          </draw:text-box>
        </draw:frame>
        <draw:frame draw:style-name="gr3" draw:text-style-name="P2" draw:layer="layout" svg:width="5.46cm" svg:height="1.139cm" svg:x="1.652cm" svg:y="4.287cm">
          <draw:text-box>
            <text:p text:style-name="P2"><text:span text:style-name="T1">CREATE SUBARRAY</text:span></text:p>
          </draw:text-box>
        </draw:frame>
        <draw:custom-shape draw:style-name="gr4" draw:text-style-name="P3" draw:layer="layout" svg:width="5.08cm" svg:height="0.635cm" svg:x="9.33cm" svg:y="3.413cm">
          <text:p text:style-name="P1"><text:span text:style-name="T2">Drop down Menu <text:s text:c="5"/>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0.635cm" svg:x="9.329cm" svg:y="4.312cm">
          <text:p text:style-name="P1"><text:span text:style-name="T2">Drop down Menu <text:s text:c="5"/>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064cm" svg:height="0.762cm" svg:x="15.605cm" svg:y="4.129cm">
          <text:p text:style-name="P4"><text:span text:style-name="T3">SUB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.064cm" svg:height="0.762cm" svg:x="15.604cm" svg:y="4.128cm">
          <text:p text:style-name="P4"><text:span text:style-name="T3">SUB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5.715cm" svg:height="1.139cm" svg:x="0.853cm" svg:y="6.044cm">
          <draw:text-box>
            <text:p text:style-name="P2"><text:span text:style-name="T1">SELECT USER</text:span></text:p>
          </draw:text-box>
        </draw:frame>
        <draw:frame draw:style-name="gr6" draw:text-style-name="P2" draw:layer="layout" svg:width="8.001cm" svg:height="1.393cm" svg:x="1.217cm" svg:y="7.869cm">
          <draw:text-box>
            <text:p text:style-name="P2"><text:span text:style-name="T1">PUT ANTENNAS IN SUBARRAY</text:span></text:p>
          </draw:text-box>
        </draw:frame>
        <draw:custom-shape draw:style-name="gr1" draw:text-style-name="P1" draw:layer="layout" svg:width="0.508cm" svg:height="0.508cm" svg:x="9.507cm" svg:y="7.9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0.508cm" svg:height="0.508cm" svg:x="9.506cm" svg:y="8.74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0.508cm" svg:height="0.508cm" svg:x="9.507cm" svg:y="9.4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0.508cm" svg:height="0.508cm" svg:x="9.506cm" svg:y="10.24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7" draw:text-style-name="P2" draw:layer="layout" svg:width="2.54cm" svg:height="1.012cm" svg:x="10.277cm" svg:y="7.823cm">
          <draw:text-box>
            <text:p text:style-name="P2"><text:span text:style-name="T1">C00</text:span></text:p>
          </draw:text-box>
        </draw:frame>
        <draw:frame draw:style-name="gr7" draw:text-style-name="P2" draw:layer="layout" svg:width="2.54cm" svg:height="1.012cm" svg:x="10.277cm" svg:y="8.623cm">
          <draw:text-box>
            <text:p text:style-name="P2"><text:span text:style-name="T1">C01</text:span></text:p>
          </draw:text-box>
        </draw:frame>
        <draw:frame draw:style-name="gr7" draw:text-style-name="P2" draw:layer="layout" svg:width="2.54cm" svg:height="1.012cm" svg:x="10.277cm" svg:y="9.323cm">
          <draw:text-box>
            <text:p text:style-name="P2"><text:span text:style-name="T1">C02</text:span></text:p>
          </draw:text-box>
        </draw:frame>
        <draw:frame draw:style-name="gr7" draw:text-style-name="P2" draw:layer="layout" svg:width="2.54cm" svg:height="1.012cm" svg:x="10.277cm" svg:y="10.123cm">
          <draw:text-box>
            <text:p text:style-name="P2"><text:span text:style-name="T1">C03</text:span></text:p>
          </draw:text-box>
        </draw:frame>
        <draw:custom-shape draw:style-name="gr1" draw:text-style-name="P1" draw:layer="layout" svg:width="0.508cm" svg:height="0.508cm" svg:x="12.107cm" svg:y="7.9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0.508cm" svg:height="0.508cm" svg:x="12.106cm" svg:y="8.74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0.508cm" svg:height="0.508cm" svg:x="12.107cm" svg:y="9.4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0.508cm" svg:height="0.508cm" svg:x="12.106cm" svg:y="10.24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7" draw:text-style-name="P2" draw:layer="layout" svg:width="2.54cm" svg:height="1.012cm" svg:x="12.877cm" svg:y="7.823cm">
          <draw:text-box>
            <text:p text:style-name="P2"><text:span text:style-name="T1">W01</text:span></text:p>
          </draw:text-box>
        </draw:frame>
        <draw:frame draw:style-name="gr7" draw:text-style-name="P2" draw:layer="layout" svg:width="2.54cm" svg:height="1.012cm" svg:x="12.877cm" svg:y="8.623cm">
          <draw:text-box>
            <text:p text:style-name="P2"><text:span text:style-name="T1">W02</text:span></text:p>
          </draw:text-box>
        </draw:frame>
        <draw:frame draw:style-name="gr7" draw:text-style-name="P2" draw:layer="layout" svg:width="2.54cm" svg:height="1.012cm" svg:x="12.877cm" svg:y="9.323cm">
          <draw:text-box>
            <text:p text:style-name="P2"><text:span text:style-name="T1">W03</text:span></text:p>
          </draw:text-box>
        </draw:frame>
        <draw:frame draw:style-name="gr7" draw:text-style-name="P2" draw:layer="layout" svg:width="2.54cm" svg:height="1.012cm" svg:x="12.877cm" svg:y="10.123cm">
          <draw:text-box>
            <text:p text:style-name="P2"><text:span text:style-name="T1">W04</text:span></text:p>
          </draw:text-box>
        </draw:frame>
        <draw:custom-shape draw:style-name="gr5" draw:text-style-name="P5" draw:layer="layout" svg:width="4.064cm" svg:height="0.762cm" svg:x="15.604cm" svg:y="10.084cm">
          <text:p text:style-name="P4"><text:span text:style-name="T3">SUB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5.715cm" svg:height="1.139cm" svg:x="9.954cm" svg:y="6.045cm">
          <draw:text-box>
            <text:p text:style-name="P2"><text:span text:style-name="T1">SELECT SUBARRAY</text:span></text:p>
          </draw:text-box>
        </draw:frame>
        <draw:custom-shape draw:style-name="gr8" draw:text-style-name="P3" draw:layer="layout" svg:width="5.08cm" svg:height="0.635cm" svg:x="15.329cm" svg:y="6.068cm">
          <text:p text:style-name="P1"><text:span text:style-name="T2">Drop down Menu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08cm" svg:height="0.635cm" svg:x="4.729cm" svg:y="6.068cm">
          <text:p text:style-name="P1"><text:span text:style-name="T2">Drop down Menu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3cm" svg:height="0.39cm" draw:transform="rotate (-3.09254890160875) translate (9.715cm 6.615cm)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605.842696629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503cm" svg:height="0.39cm" draw:transform="rotate (-3.09254890160875) translate (20.314cm 6.615cm)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605.842696629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503cm" svg:height="0.39cm" draw:transform="rotate (-3.09254890160875) translate (14.314cm 4.815cm)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605.842696629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503cm" svg:height="0.39cm" draw:transform="rotate (-3.09254890160875) translate (14.313cm 3.915cm)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605.842696629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Bl_5f_Gr" draw:display-name="Bl_Gr" draw:style="linear" draw:start-color="#e6e6ff" draw:end-color="#333366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resh Sisodiya</meta:initial-creator>
    <meta:creation-date>2012-12-06T11:28:44</meta:creation-date>
    <dc:date>2012-12-06T11:49:33</dc:date>
    <dc:creator>Naresh Sisodiya</dc:creator>
    <meta:editing-duration>PT5M38S</meta:editing-duration>
    <meta:editing-cycles>1</meta:editing-cycles>
    <meta:document-statistic meta:object-count="34"/>
    <meta:generator>LibreOffice/3.5$Linux_x86 LibreOffice_project/350m1$Build-2</meta:generator>
  </office:meta>
</office:document-meta>
</file>